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00ea51" officeooo:paragraph-rsid="0000ea51"/>
    </style:style>
    <style:style style:name="P2" style:family="paragraph" style:parent-style-name="Standard">
      <style:text-properties officeooo:rsid="0000ea51" officeooo:paragraph-rsid="0000ea51"/>
    </style:style>
    <style:style style:name="P3" style:family="paragraph" style:parent-style-name="Standard">
      <style:text-properties officeooo:rsid="0000ea51" officeooo:paragraph-rsid="0000ea51"/>
    </style:style>
    <style:style style:name="P4" style:family="paragraph" style:parent-style-name="Standard">
      <style:text-properties officeooo:rsid="0003d3df" officeooo:paragraph-rsid="0003d3df"/>
    </style:style>
    <style:style style:name="P5" style:family="paragraph" style:parent-style-name="Standard">
      <style:text-properties officeooo:rsid="000537c9" officeooo:paragraph-rsid="000537c9"/>
    </style:style>
    <style:style style:name="T1" style:family="text">
      <style:text-properties officeooo:rsid="0003d3df"/>
    </style:style>
    <style:style style:name="T2" style:family="text">
      <style:text-properties officeooo:rsid="000537c9"/>
    </style:style>
    <style:style style:name="T3" style:family="text">
      <style:text-properties officeooo:rsid="0005af4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LAN DE PRUEBAS</text:p>
      <text:p text:style-name="P2">Instrumentos Musicales Version 3</text:p>
      <text:p text:style-name="P2">En esta parte comprobare<text:span text:style-name="T2">mo</text:span>s la funcionalidad de borrar y modificar accesorios</text:p>
      <text:p text:style-name="P2"/>
      <text:p text:style-name="P2">-Clicamos en modificar accesorios nos aparecerá un texto <text:s/>“accesorios con sus instrumentos” si no hubiese tipos nos saldría solo “sin asociar” ya que se pueden introducir accesorios sin instrumentos asociados en ester primer filtro podemos elegir los tipos para después seleccionar un instrumento y ver los accesorios asociados a <text:s/>ese instrumento, <text:s/>si seleccionamos cuerda por ejemplo nos lleva a otra pagina donde aparece otro desplegable para poder elegir los instrumentos de tipo cuerda.</text:p>
      <text:p text:style-name="P2"/>
      <text:p text:style-name="P2">-<text:span text:style-name="T1">si clicamos nos llevará a panelAccesorio donde podremos ver todos los accesorios relacionados con ese instrumento, en ese panel nos saldra el nombre del isntrumento que hemos seleccionado <text:s/>con una descripción <text:s/>de los accesorios, nombre descripción, también nos aparecerá a modo de enlace la opción de modificar y borrar.Si hubiesemos clicado sin asociar nos saldrian los instrumentos que no tienen instrumentos asociados en el campo nombre isntrumento no saldrá sin asociar</text:span></text:p>
      <text:p text:style-name="P2"/>
      <text:p text:style-name="P2">-<text:span text:style-name="T1">si clicamos ahora en modificar nos llevará a otra página donde nos saldrá el nombre del instrumento en el caso que tuviese uno asociado <text:s/>nombre del accesorio , descripción del accesorio y el precio antiguo sin descuento dentro de un input ya rellenado donde podremos modificar <text:s/>el precio</text:span></text:p>
      <text:p text:style-name="P5">controlamos que no inserte una string porque es un input type number con step”0.01” para que solo deje insertar numeros de hasta dos decimales <text:span text:style-name="T3">cuando modificamos nos manda para el panelAccesorio con los datos ya actualizados.</text:span></text:p>
      <text:p text:style-name="P2"/>
      <text:p text:style-name="P4">-si clicamos en <text:span text:style-name="T2">borrar</text:span> nos mandar<text:span text:style-name="T2">á</text:span> a una p<text:span text:style-name="T2">á</text:span>gina intermedia donde nos preguntar<text:span text:style-name="T2">á</text:span> estas seguro de que quieres borrar <text:span text:style-name="T2">si le damos que no nos llevara otra vez al panelAcceosrio si le damos que si nos borrará la primero la relación en la tabla acesorios_instrumentos y después nos borrará la fila accesorios en el caso de que tenga instrumetnos asociados si no borra directamente la fila de accesorios.Nos redirige despues al panel de modificarBorrar con los datos ya actualiza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0ea51" officeooo:paragraph-rsid="0000ea5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avier Rubio Lucas 2DAW (p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00:55:26.755000000</meta:creation-date>
    <dc:date>2018-12-20T09:26:46.619000000</dc:date>
    <meta:editing-duration>PT20M25S</meta:editing-duration>
    <meta:editing-cycles>2</meta:editing-cycles>
    <meta:generator>LibreOffice/6.1.0.3$Windows_X86_64 LibreOffice_project/efb621ed25068d70781dc026f7e9c5187a4decd1</meta:generator>
    <meta:document-statistic meta:table-count="0" meta:image-count="0" meta:object-count="0" meta:page-count="1" meta:paragraph-count="9" meta:word-count="330" meta:character-count="2106" meta:non-whitespace-character-count="1778"/>
  </office:meta>
</office:document-meta>
</file>